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8ae" officeooo:paragraph-rsid="000d08ae"/>
    </style:style>
    <style:style style:name="P2" style:family="paragraph" style:parent-style-name="Standard">
      <style:paragraph-properties fo:text-align="start" style:justify-single-word="false"/>
      <style:text-properties officeooo:rsid="000d08ae" officeooo:paragraph-rsid="000d08ae"/>
    </style:style>
    <style:style style:name="P3" style:family="paragraph" style:parent-style-name="Standard">
      <style:paragraph-properties fo:text-align="start" style:justify-single-word="false"/>
      <style:text-properties officeooo:rsid="000e47bf" officeooo:paragraph-rsid="000e47bf"/>
    </style:style>
    <style:style style:name="P4" style:family="paragraph" style:parent-style-name="Standard">
      <style:paragraph-properties fo:text-align="start" style:justify-single-word="false"/>
      <style:text-properties officeooo:rsid="000e47bf" officeooo:paragraph-rsid="0010b468"/>
    </style:style>
    <style:style style:name="P5" style:family="paragraph" style:parent-style-name="Standard">
      <style:paragraph-properties fo:text-align="start" style:justify-single-word="false"/>
      <style:text-properties officeooo:rsid="001160d7" officeooo:paragraph-rsid="001160d7"/>
    </style:style>
    <style:style style:name="P6" style:family="paragraph" style:parent-style-name="Standard">
      <style:paragraph-properties fo:text-align="start" style:justify-single-word="false"/>
      <style:text-properties fo:font-size="20pt" officeooo:rsid="00118295" officeooo:paragraph-rsid="00118295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rsid="001281f3" officeooo:paragraph-rsid="001281f3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f6da" officeooo:paragraph-rsid="0016f6d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0287" officeooo:paragraph-rsid="001902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bea9" officeooo:paragraph-rsid="0019bea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b12d" officeooo:paragraph-rsid="001ab1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56cb" officeooo:paragraph-rsid="001f56c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officeooo:rsid="00118295" officeooo:paragraph-rsid="00118295" style:font-name-asian="Liberation Serif1" style:font-name-complex="Liberation Serif1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rsid="00186f0f" officeooo:paragraph-rsid="0016f6da" style:font-name-asian="Liberation Serif1" style:font-weight-asian="normal" style:font-name-complex="Liberation Serif1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weight="normal" officeooo:rsid="00190287" officeooo:paragraph-rsid="00190287" style:font-name-asian="Liberation Serif1" style:font-weight-asian="normal" style:font-name-complex="Liberation Serif1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weight="normal" officeooo:rsid="0019bea9" officeooo:paragraph-rsid="0019bea9" style:font-name-asian="Liberation Serif1" style:font-weight-asian="normal" style:font-name-complex="Liberation Serif1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16f6da" officeooo:paragraph-rsid="0016f6da" style:font-name-asian="Liberation Serif1" style:font-weight-asian="normal" style:font-name-complex="Liberation Serif1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20pt" officeooo:rsid="00118295" officeooo:paragraph-rsid="00118295" style:font-name-asian="Noto Serif CJK SC" style:font-size-asian="20pt" style:font-name-complex="Lohit Devanagari" style:font-size-complex="20pt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281f3" officeooo:paragraph-rsid="001281f3" style:font-name-asian="Noto Serif CJK SC" style:font-name-complex="Lohit Devanagari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bold" officeooo:rsid="0013ef9c" officeooo:paragraph-rsid="001281f3" style:font-name-asian="Noto Serif CJK SC" style:font-weight-asian="bold" style:font-name-complex="Lohit Devanagari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normal" officeooo:rsid="0016f6da" officeooo:paragraph-rsid="0016f6da" style:font-name-asian="Noto Serif CJK SC" style:font-weight-asian="normal" style:font-name-complex="Lohit Devanagari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weight="normal" officeooo:rsid="001fec8b" officeooo:paragraph-rsid="001fec8b" style:font-name-asian="Noto Serif CJK SC" style:font-weight-asian="normal" style:font-name-complex="Lohit Devanagari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0b468" style:font-name-asian="Liberation Serif1" style:font-name-complex="Liberation Serif1"/>
    </style:style>
    <style:style style:name="T3" style:family="text">
      <style:text-properties style:font-name="Liberation Serif1" officeooo:rsid="00186f0f" style:font-name-asian="Liberation Serif1" style:font-name-complex="Liberation Serif1"/>
    </style:style>
    <style:style style:name="T4" style:family="text">
      <style:text-properties style:font-name="Liberation Serif1" officeooo:rsid="001ab12d" style:font-name-asian="Liberation Serif1" style:font-name-complex="Liberation Serif1"/>
    </style:style>
    <style:style style:name="T5" style:family="text">
      <style:text-properties style:font-name="Liberation Serif" style:font-name-asian="Noto Serif CJK SC" style:font-name-complex="Lohit Devanagari"/>
    </style:style>
    <style:style style:name="T6" style:family="text">
      <style:text-properties style:font-name="Liberation Serif" officeooo:rsid="0013ef9c" style:font-name-asian="Noto Serif CJK SC" style:font-name-complex="Lohit Devanagari"/>
    </style:style>
    <style:style style:name="T7" style:family="text">
      <style:text-properties style:font-name="Liberation Serif" fo:font-weight="bold" style:font-name-asian="Noto Serif CJK SC" style:font-weight-asian="bold" style:font-name-complex="Lohit Devanagari" style:font-weight-complex="bold"/>
    </style:style>
    <style:style style:name="T8" style:family="text">
      <style:text-properties style:font-name="Liberation Serif" fo:font-weight="bold" officeooo:rsid="0013ef9c" style:font-name-asian="Noto Serif CJK SC" style:font-weight-asian="bold" style:font-name-complex="Lohit Devanagari" style:font-weight-complex="bold"/>
    </style:style>
    <style:style style:name="T9" style:family="text">
      <style:text-properties officeooo:rsid="00103d4e"/>
    </style:style>
    <style:style style:name="T10" style:family="text">
      <style:text-properties officeooo:rsid="0010e2ca"/>
    </style:style>
    <style:style style:name="T11" style:family="text">
      <style:text-properties officeooo:rsid="00206af9"/>
    </style:style>
    <style:style style:name="T12" style:family="text">
      <style:text-properties officeooo:rsid="00223408"/>
    </style:style>
    <style:style style:name="T13" style:family="text">
      <style:text-properties officeooo:rsid="00225c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les indefinidas</text:p>
      <text:p text:style-name="P1"/>
      <text:p text:style-name="P2">2xdx → x² primitiva de x2</text:p>
      <text:p text:style-name="P3">F(x) es primitiva de f(x) &lt;=&gt; f(x) = F’(x)</text:p>
      <text:p text:style-name="P3">3x² = x³ – primitivo</text:p>
      <text:p text:style-name="P3"/>
      <text:p text:style-name="P3">1/x = <text:span text:style-name="T10">ln x</text:span><text:line-break/></text:p>
      <text:p text:style-name="P4">cos x = <text:span text:style-name="T9">sen x</text:span><text:line-break/><text:line-break/>1/2<text:span text:style-name="T1">√</text:span><text:span text:style-name="T5">x = </text:span><text:span text:style-name="T1">√</text:span><text:span text:style-name="T2">x</text:span> </text:p>
      <text:p text:style-name="P4"/>
      <text:p text:style-name="P5">Todas las primitivas de una función difieren en una constante</text:p>
      <text:p text:style-name="P5"/>
      <text:p text:style-name="P13"/>
      <text:p text:style-name="P6"><text:span text:style-name="T1">∫</text:span><text:span text:style-name="T5">f(x)dx=F(x)+c</text:span></text:p>
      <text:p text:style-name="P18"/>
      <text:p text:style-name="P7"><text:span text:style-name="T1">∫3</text:span><text:span text:style-name="T5">x²=x³+4</text:span></text:p>
      <text:p text:style-name="P19"><text:s text:c="6"/>=x³+100</text:p>
      <text:p text:style-name="P19"><text:s text:c="6"/>=x³+4500</text:p>
      <text:p text:style-name="P7"><text:span text:style-name="T5"><text:s text:c="6"/></text:span><text:span text:style-name="T7">=x³+</text:span><text:span text:style-name="T8">C</text:span></text:p>
      <text:p text:style-name="P20"/>
      <text:p text:style-name="P8"><text:span text:style-name="T6">R</text:span><text:span text:style-name="T5">esolver</text:span></text:p>
      <text:p text:style-name="P21"/>
      <text:p text:style-name="P8"><text:span text:style-name="T5">1) </text:span><text:span text:style-name="T1">∫</text:span><text:span text:style-name="T1"><draw:frame draw:style-name="fr1" draw:name="Object1" text:anchor-type="as-char" svg:y="-0.172in" svg:width="0.9102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1">2) ∫</text:span><draw:frame draw:style-name="fr1" draw:name="Object2" text:anchor-type="as-char" svg:y="-0.1484in" svg:width="0.9161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1">3) ∫</text:span><text:span text:style-name="T1"><draw:frame draw:style-name="fr1" draw:name="Object3" text:anchor-type="as-char" svg:y="-0.2437in" svg:width="0.9437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><text:span text:style-name="T1">4) </text:span><text:span text:style-name="T3">∫</text:span><text:span text:style-name="T3"><draw:frame draw:style-name="fr1" draw:name="Object4" text:anchor-type="as-char" svg:y="-0.2437in" svg:width="0.9193in" svg:height="0.3929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3">5</text:span><text:span text:style-name="T1">) ∫ </text:span><text:span text:style-name="T1"><draw:frame draw:style-name="fr1" draw:name="Object5" text:anchor-type="as-char" svg:y="-0.2437in" svg:width="0.5953in" svg:height="0.4236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4"/>
      <text:p text:style-name="P9"><text:span text:style-name="T3">P</text:span><text:span text:style-name="T1">ropiedades de la integral indefinida</text:span></text:p>
      <text:p text:style-name="P15"/>
      <text:p text:style-name="P16">1) ∫ [f(x)+g(x)] dx = ∫ f(x)dx+∫ g(x)dx</text:p>
      <text:p text:style-name="P10"><text:span text:style-name="T1">2) </text:span><text:span text:style-name="T4">∫ [f(x)+g(x)] dx = ∫ f(x)dx- ∫ g(x)dx</text:span></text:p>
      <text:p text:style-name="P11"><text:span text:style-name="T4">3</text:span><text:span text:style-name="T1">) ∫ Kf(x)dx = K ∫ f(x)dx</text:span></text:p>
      <text:p text:style-name="P17"/>
      <text:p text:style-name="P22">Método por sustitución </text:p>
      <text:p text:style-name="P22"/>
      <text:p text:style-name="P22">Hasta ahora venimos resolviendo integrales de forma directa. <text:span text:style-name="T11">Cuando tenemos un producto o una división de 2 funciones </text:span><text:span text:style-name="T12">y la derivada de una de ellas es igual o similar a la otra utilizaremos el método de sustitución de variables </text:span><text:span text:style-name="T13">para que nos quede una integral directa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7:56:14.049625992</meta:creation-date>
    <dc:date>2021-11-01T18:42:10.866402174</dc:date>
    <meta:editing-duration>PT2H27S</meta:editing-duration>
    <meta:editing-cycles>26</meta:editing-cycles>
    <meta:generator>LibreOffice/7.1.6.2$Linux_X86_64 LibreOffice_project/10$Build-2</meta:generator>
    <meta:document-statistic meta:table-count="0" meta:image-count="0" meta:object-count="5" meta:page-count="1" meta:paragraph-count="24" meta:word-count="150" meta:character-count="728" meta:non-whitespace-character-count="591"/>
  </office:meta>
</office:document-meta>
</file>

<file path=Object 1/content.xml><?xml version="1.0" encoding="utf-8"?>
<math xmlns="http://www.w3.org/1998/Math/MathML" display="block">
  <semantics>
    <mrow>
      <msup>
        <mi>e</mi>
        <mi>x</mi>
      </msup>
      <mrow>
        <mi mathvariant="italic">dx</mi>
        <mo stretchy="false">=</mo>
        <mrow>
          <msup>
            <mi>e</mi>
            <mi>x</mi>
          </msup>
          <mo stretchy="false">+</mo>
          <mi>C</mi>
        </mrow>
      </mrow>
    </mrow>
    <annotation encoding="StarMath 5.0">{e^x}dx=e^x+C</annotation>
  </semantics>
</math>
</file>

<file path=Object 2/content.xml><?xml version="1.0" encoding="utf-8"?>
<math xmlns="http://www.w3.org/1998/Math/MathML" display="block">
  <semantics>
    <mrow>
      <mn>5</mn>
      <mrow>
        <mi mathvariant="italic">dx</mi>
        <mo stretchy="false">=</mo>
        <mn>5</mn>
      </mrow>
      <mrow>
        <mi>x</mi>
        <mo stretchy="false">+</mo>
        <mi>C</mi>
      </mrow>
    </mrow>
    <annotation encoding="StarMath 5.0">5dx=5x+C</annotation>
  </semantics>
</math>
</file>

<file path=Object 3/content.xml><?xml version="1.0" encoding="utf-8"?>
<math xmlns="http://www.w3.org/1998/Math/MathML" display="block">
  <semantics>
    <mrow>
      <mfrac>
        <mn>1</mn>
        <mrow>
          <mi>x</mi>
          <mn>²</mn>
        </mrow>
      </mfrac>
      <mrow>
        <mi mathvariant="italic">dx</mi>
        <mo stretchy="false">=</mo>
        <mrow>
          <mo stretchy="false">−</mo>
          <msup>
            <mi>x</mi>
            <mrow>
              <mo stretchy="false">−</mo>
              <mn>1</mn>
            </mrow>
          </msup>
        </mrow>
      </mrow>
    </mrow>
    <annotation encoding="StarMath 5.0">1 over {x²} dx= -x^{-1}</annotation>
  </semantics>
</math>
</file>

<file path=Object 4/content.xml><?xml version="1.0" encoding="utf-8"?>
<math xmlns="http://www.w3.org/1998/Math/MathML" display="block">
  <semantics>
    <mrow>
      <mfrac>
        <mn>3</mn>
        <mrow>
          <mi>cos</mi>
          <mn>²</mn>
          <mi>x</mi>
        </mrow>
      </mfrac>
      <mrow>
        <mi mathvariant="italic">dx</mi>
        <mo stretchy="false">=</mo>
        <mrow/>
      </mrow>
    </mrow>
    <annotation encoding="StarMath 5.0">3 over { cos²x }dx=</annotation>
  </semantics>
</math>
</file>

<file path=Object 5/content.xml><?xml version="1.0" encoding="utf-8"?>
<math xmlns="http://www.w3.org/1998/Math/MathML" display="block">
  <semantics>
    <mrow>
      <mfrac>
        <mn>15</mn>
        <mroot>
          <mrow>
            <mi>x</mi>
            <mn>²</mn>
          </mrow>
          <mn>3</mn>
        </mroot>
      </mfrac>
      <mo stretchy="false">=</mo>
      <mrow/>
    </mrow>
    <annotation encoding="StarMath 5.0">15 over { nroot{3}{x²} } =</annotation>
  </semantics>
</math>
</file>